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1</text:p>
      <text:p text:style-name="P1"/>
      <text:p text:style-name="P1">Q 1 - What is spring?</text:p>
      <text:p text:style-name="Standard">A - S<text:span text:style-name="T3">pring is an open source development framework for enterprise Java.</text:span>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P1">Q 2 - Which of the following is correct assertion about spring?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P4">D - All of above.</text:p>
      <text:p text:style-name="Standard"/>
      <text:p text:style-name="P1"/>
      <text:p text:style-name="P1">Q 3 - What is Dependency Injection?</text:p>
      <text:p text:style-name="Standard">A<text:span text:style-name="T3"> - It is a design pattern which implements Inversion of Control for software applications.</text:span></text:p>
      <text:p text:style-name="Standard">B - It is one of the spring module.</text:p>
      <text:p text:style-name="Standard"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P1">Q 4 - Which of the following is correct about dependency injection?</text:p>
      <text:p text:style-name="Standard">A<text:span text:style-name="T3"> - It helps in decoupling application objects from each other.</text:span>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P1">Q 5 - What AOP stands for?</text:p>
      <text:p text:style-name="P4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P1">Q 6 - What is true about cross-cutting concerns?</text:p>
      <text:p text:style-name="Standard">A -<text:span text:style-name="T3"> The functions that span multiple points of an application are called cross cutting concerns.</text:span></text:p>
      <text:p text:style-name="Standard">B - Cross-cutting concerns are conceptually separate from the application's business logic.</text:p>
      <text:p text:style-name="Standard">C - Logging is one of the examples of cross cutting concerns.</text:p>
      <text:p text:style-name="Standard">D - All of the above.</text:p>
      <text:p text:style-name="Standard"/>
      <text:p text:style-name="Standard"><text:soft-page-break/></text:p>
      <text:p text:style-name="P1">Q 7 - Which are the modules of core container?</text:p>
      <text:p text:style-name="P4">A - Beans, Core, Context, SpEL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P1">Q 8 - Which are the modules of Data Access/ integration layer?</text:p>
      <text:p text:style-name="P4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P1">Q 9 - Which are the modules of Web layer?</text:p>
      <text:p text:style-name="P4">A - WebSocket, Servlet, Web, Portlet</text:p>
      <text:p text:style-name="Standard">B - WebSocket, Servlet, Web-MVC, Web</text:p>
      <text:p text:style-name="Standard">C - HTML, JSP, WEB, Portlet</text:p>
      <text:p text:style-name="Standard">D - HTML, Servlet, WEB, Portlet</text:p>
      <text:p text:style-name="Standard"/>
      <text:p text:style-name="Standard"/>
      <text:p text:style-name="P1">Q 10 - Which of the statement is not correct?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Standard"><text:span text:style-name="T3">D - None of the above</text:span>.</text:p>
      <text:p text:style-name="Standard"/>
      <text:p text:style-name="Standard"/>
      <text:p text:style-name="P1">Q 11 - Which of the statement is correct?</text:p>
      <text:p text:style-name="Standard">A <text:span text:style-name="T3">- The JDBC module provides a JDBC-abstraction layer that removes the need to do tedious JDBC</text:span></text:p>
      <text:p text:style-name="P4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Standard">D - All of the above.</text:p>
      <text:p text:style-name="Standard"/>
      <text:p text:style-name="Standard"/>
      <text:p text:style-name="P1">Q 12 - Which of the statement is correct?</text:p>
      <text:p text:style-name="P4"><text:soft-page-break/>A - The AOP module provides aspect-oriented programming implementation allowing you to</text:p>
      <text:p text:style-name="P4">define method-interceptors and pointcuts to cleanly decouple code that implements functionality</text:p>
      <text:p text:style-name="P4">that should be separated.</text:p>
      <text:p text:style-name="Standard">B - The Aspects module provides integration with AspectJ - Which is again a powerful and mature</text:p>
      <text:p text:style-name="Standard">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Standard">D - All of the above.</text:p>
      <text:p text:style-name="Standard"/>
      <text:p text:style-name="Standard"/>
      <text:p text:style-name="P1">Q 13 - What types of Dependency injection does spring supports?</text:p>
      <text:p text:style-name="P4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P1">Q 14 - Which are the IoC containers in Spring?</text:p>
      <text:p text:style-name="P4">A - BeanFactory, ApplicationContext</text:p>
      <text:p text:style-name="Standard"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P1">Q 15 - Which is the correct implementation class of BeanFactory?</text:p>
      <text:p text:style-name="P4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P1">Q 16 - Which are the correct implementation classes of ApplicationContext?</text:p>
      <text:p text:style-name="P4">A - FileSystemXmlApplicationContext, ClassPathXmlApplicationContext,</text:p>
      <text:p text:style-name="P4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P1">Q 17 - Which of the following stands true for spring beans?</text:p>
      <text:p text:style-name="Standard">A - Spring beans are managed by the Spring IoC container.</text:p>
      <text:p text:style-name="Standard">B - Spring beans are instantiated, assembled, and otherwise managed by a Spring IoC <text:soft-page-break/>container.</text:p>
      <text:p text:style-name="Standard">C - Spring beans are simple POJOs.</text:p>
      <text:p text:style-name="P4">D - All of the above.</text:p>
      <text:p text:style-name="Standard"/>
      <text:p text:style-name="Standard"/>
      <text:p text:style-name="P1">Q 18 - Which is the way to provide configuration metadata to spring?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P4">D - All of the above.</text:p>
      <text:p text:style-name="Standard"/>
      <text:p text:style-name="Standard"/>
      <text:p text:style-name="P1">Q 19 - What is bean scope?</text:p>
      <text:p text:style-name="P4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P1">Q 20 - What is singleton scope?</text:p>
      <text:p text:style-name="P4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P1">Q 21 - What is prototype scope?</text:p>
      <text:p text:style-name="P4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P1">Q 22 - What is request scope?</text:p>
      <text:p text:style-name="P4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P1">Q 23 - What is session scope?</text:p>
      <text:p text:style-name="P4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<text:soft-page-break/>D - This scopes the bean definition to HTTP Application/ Global session.</text:p>
      <text:p text:style-name="Standard"/>
      <text:p text:style-name="Standard"/>
      <text:p text:style-name="P1">Q 24 - What is global-session scope?</text:p>
      <text:p text:style-name="P4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P1">Q 25 - What is default scope of bean in Spring framework?</text:p>
      <text:p text:style-name="P4">A - singleton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19:01:35.206919965</dc:date>
    <meta:editing-duration>PT6M6S</meta:editing-duration>
    <meta:editing-cycles>6</meta:editing-cycles>
    <meta:document-statistic meta:table-count="0" meta:image-count="0" meta:object-count="0" meta:page-count="5" meta:paragraph-count="137" meta:word-count="1185" meta:character-count="6770" meta:non-whitespace-character-count="5720"/>
  </office:meta>
</office:document-meta>
</file>